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85.74pt" svg:height="266.4pt" svg:x="595.73pt" svg:y="38.41pt">
            <loext:p draw:notify-on-update-of-ranges="Sheet1.A3:Sheet1.A94 Sheet1.B1:Sheet1.B2 Sheet1.B3:Sheet1.B9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73.47pt" svg:height="263.2pt" svg:x="599.81pt" svg:y="321.59pt">
            <loext:p draw:notify-on-update-of-ranges="Sheet1.D1:Sheet1.D2 Sheet1.D3:Sheet1.D16 Sheet1.E1:Sheet1.E2 Sheet1.E3:Sheet1.E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 table:number-columns-spanned="2" table:number-rows-spanned="1">
            <text:p>DayQueries</text:p>
          </table:table-cell>
          <table:covered-table-cell/>
          <table:table-cell/>
          <table:table-cell office:value-type="string" calcext:value-type="string" table:number-columns-spanned="2" table:number-rows-spanned="1">
            <text:p>WeekQueries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Dates</text:p>
          </table:table-cell>
          <table:table-cell office:value-type="string" calcext:value-type="string">
            <text:p>Queries</text:p>
          </table:table-cell>
          <table:table-cell/>
          <table:table-cell office:value-type="string" calcext:value-type="string">
            <text:p>Year_WeekNumber</text:p>
          </table:table-cell>
          <table:table-cell office:value-type="string" calcext:value-type="string">
            <text:p>Queries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46199" calcext:value-type="float">
            <text:p>46199</text:p>
          </table:table-cell>
          <table:table-cell/>
          <table:table-cell office:value-type="string" calcext:value-type="string">
            <text:p>2006_9</text:p>
          </table:table-cell>
          <table:table-cell office:value-type="float" office:value="180121" calcext:value-type="float">
            <text:p>180121</text:p>
          </table:table-cell>
        </table:table-row>
        <table:table-row table:style-name="ro1">
          <table:table-cell office:value-type="date" office:date-value="2006-03-02" calcext:value-type="date">
            <text:p>2006-03-02</text:p>
          </table:table-cell>
          <table:table-cell office:value-type="float" office:value="47676" calcext:value-type="float">
            <text:p>47676</text:p>
          </table:table-cell>
          <table:table-cell/>
          <table:table-cell office:value-type="string" calcext:value-type="string">
            <text:p>2006_10</text:p>
          </table:table-cell>
          <table:table-cell office:value-type="float" office:value="316225" calcext:value-type="float">
            <text:p>316225</text:p>
          </table:table-cell>
        </table:table-row>
        <table:table-row table:style-name="ro1">
          <table:table-cell office:value-type="date" office:date-value="2006-03-03" calcext:value-type="date">
            <text:p>2006-03-03</text:p>
          </table:table-cell>
          <table:table-cell office:value-type="float" office:value="41796" calcext:value-type="float">
            <text:p>41796</text:p>
          </table:table-cell>
          <table:table-cell/>
          <table:table-cell office:value-type="string" calcext:value-type="string">
            <text:p>2006_11</text:p>
          </table:table-cell>
          <table:table-cell office:value-type="float" office:value="315373" calcext:value-type="float">
            <text:p>315373</text:p>
          </table:table-cell>
        </table:table-row>
        <table:table-row table:style-name="ro1">
          <table:table-cell office:value-type="date" office:date-value="2006-03-04" calcext:value-type="date">
            <text:p>2006-03-04</text:p>
          </table:table-cell>
          <table:table-cell office:value-type="float" office:value="44450" calcext:value-type="float">
            <text:p>44450</text:p>
          </table:table-cell>
          <table:table-cell/>
          <table:table-cell office:value-type="string" calcext:value-type="string">
            <text:p>2006_12</text:p>
          </table:table-cell>
          <table:table-cell office:value-type="float" office:value="320933" calcext:value-type="float">
            <text:p>320933</text:p>
          </table:table-cell>
        </table:table-row>
        <table:table-row table:style-name="ro1">
          <table:table-cell office:value-type="date" office:date-value="2006-03-05" calcext:value-type="date">
            <text:p>2006-03-05</text:p>
          </table:table-cell>
          <table:table-cell office:value-type="float" office:value="51358" calcext:value-type="float">
            <text:p>51358</text:p>
          </table:table-cell>
          <table:table-cell/>
          <table:table-cell office:value-type="string" calcext:value-type="string">
            <text:p>2006_13</text:p>
          </table:table-cell>
          <table:table-cell office:value-type="float" office:value="301138" calcext:value-type="float">
            <text:p>301138</text:p>
          </table:table-cell>
        </table:table-row>
        <table:table-row table:style-name="ro1">
          <table:table-cell office:value-type="date" office:date-value="2006-03-06" calcext:value-type="date">
            <text:p>2006-03-06</text:p>
          </table:table-cell>
          <table:table-cell office:value-type="float" office:value="46295" calcext:value-type="float">
            <text:p>46295</text:p>
          </table:table-cell>
          <table:table-cell/>
          <table:table-cell office:value-type="string" calcext:value-type="string">
            <text:p>2006_14</text:p>
          </table:table-cell>
          <table:table-cell office:value-type="float" office:value="245081" calcext:value-type="float">
            <text:p>245081</text:p>
          </table:table-cell>
        </table:table-row>
        <table:table-row table:style-name="ro1">
          <table:table-cell office:value-type="date" office:date-value="2006-03-07" calcext:value-type="date">
            <text:p>2006-03-07</text:p>
          </table:table-cell>
          <table:table-cell office:value-type="float" office:value="46293" calcext:value-type="float">
            <text:p>46293</text:p>
          </table:table-cell>
          <table:table-cell/>
          <table:table-cell office:value-type="string" calcext:value-type="string">
            <text:p>2006_15</text:p>
          </table:table-cell>
          <table:table-cell office:value-type="float" office:value="205358" calcext:value-type="float">
            <text:p>205358</text:p>
          </table:table-cell>
        </table:table-row>
        <table:table-row table:style-name="ro1">
          <table:table-cell office:value-type="date" office:date-value="2006-03-08" calcext:value-type="date">
            <text:p>2006-03-08</text:p>
          </table:table-cell>
          <table:table-cell office:value-type="float" office:value="44487" calcext:value-type="float">
            <text:p>44487</text:p>
          </table:table-cell>
          <table:table-cell/>
          <table:table-cell office:value-type="string" calcext:value-type="string">
            <text:p>2006_16</text:p>
          </table:table-cell>
          <table:table-cell office:value-type="float" office:value="220718" calcext:value-type="float">
            <text:p>220718</text:p>
          </table:table-cell>
        </table:table-row>
        <table:table-row table:style-name="ro1">
          <table:table-cell office:value-type="date" office:date-value="2006-03-09" calcext:value-type="date">
            <text:p>2006-03-09</text:p>
          </table:table-cell>
          <table:table-cell office:value-type="float" office:value="45885" calcext:value-type="float">
            <text:p>45885</text:p>
          </table:table-cell>
          <table:table-cell/>
          <table:table-cell office:value-type="string" calcext:value-type="string">
            <text:p>2006_17</text:p>
          </table:table-cell>
          <table:table-cell office:value-type="float" office:value="220351" calcext:value-type="float">
            <text:p>220351</text:p>
          </table:table-cell>
        </table:table-row>
        <table:table-row table:style-name="ro1">
          <table:table-cell office:value-type="date" office:date-value="2006-03-10" calcext:value-type="date">
            <text:p>2006-03-10</text:p>
          </table:table-cell>
          <table:table-cell office:value-type="float" office:value="40205" calcext:value-type="float">
            <text:p>40205</text:p>
          </table:table-cell>
          <table:table-cell/>
          <table:table-cell office:value-type="string" calcext:value-type="string">
            <text:p>2006_18</text:p>
          </table:table-cell>
          <table:table-cell office:value-type="float" office:value="247967" calcext:value-type="float">
            <text:p>247967</text:p>
          </table:table-cell>
        </table:table-row>
        <table:table-row table:style-name="ro1">
          <table:table-cell office:value-type="date" office:date-value="2006-03-11" calcext:value-type="date">
            <text:p>2006-03-11</text:p>
          </table:table-cell>
          <table:table-cell office:value-type="float" office:value="41702" calcext:value-type="float">
            <text:p>41702</text:p>
          </table:table-cell>
          <table:table-cell/>
          <table:table-cell office:value-type="string" calcext:value-type="string">
            <text:p>2006_19</text:p>
          </table:table-cell>
          <table:table-cell office:value-type="float" office:value="293139" calcext:value-type="float">
            <text:p>293139</text:p>
          </table:table-cell>
        </table:table-row>
        <table:table-row table:style-name="ro1">
          <table:table-cell office:value-type="date" office:date-value="2006-03-12" calcext:value-type="date">
            <text:p>2006-03-12</text:p>
          </table:table-cell>
          <table:table-cell office:value-type="float" office:value="49048" calcext:value-type="float">
            <text:p>49048</text:p>
          </table:table-cell>
          <table:table-cell/>
          <table:table-cell office:value-type="string" calcext:value-type="string">
            <text:p>2006_20</text:p>
          </table:table-cell>
          <table:table-cell office:value-type="float" office:value="240738" calcext:value-type="float">
            <text:p>240738</text:p>
          </table:table-cell>
        </table:table-row>
        <table:table-row table:style-name="ro1">
          <table:table-cell office:value-type="date" office:date-value="2006-03-13" calcext:value-type="date">
            <text:p>2006-03-13</text:p>
          </table:table-cell>
          <table:table-cell office:value-type="float" office:value="46631" calcext:value-type="float">
            <text:p>46631</text:p>
          </table:table-cell>
          <table:table-cell/>
          <table:table-cell office:value-type="string" calcext:value-type="string">
            <text:p>2006_21</text:p>
          </table:table-cell>
          <table:table-cell office:value-type="float" office:value="284924" calcext:value-type="float">
            <text:p>284924</text:p>
          </table:table-cell>
        </table:table-row>
        <table:table-row table:style-name="ro1">
          <table:table-cell office:value-type="date" office:date-value="2006-03-14" calcext:value-type="date">
            <text:p>2006-03-14</text:p>
          </table:table-cell>
          <table:table-cell office:value-type="float" office:value="45875" calcext:value-type="float">
            <text:p>45875</text:p>
          </table:table-cell>
          <table:table-cell/>
          <table:table-cell office:value-type="string" calcext:value-type="string">
            <text:p>2006_22</text:p>
          </table:table-cell>
          <table:table-cell office:value-type="float" office:value="166345" calcext:value-type="float">
            <text:p>166345</text:p>
          </table:table-cell>
        </table:table-row>
        <table:table-row table:style-name="ro1">
          <table:table-cell office:value-type="date" office:date-value="2006-03-15" calcext:value-type="date">
            <text:p>2006-03-15</text:p>
          </table:table-cell>
          <table:table-cell office:value-type="float" office:value="45996" calcext:value-type="float">
            <text:p>45996</text:p>
          </table:table-cell>
          <table:table-cell table:number-columns-repeated="3"/>
        </table:table-row>
        <table:table-row table:style-name="ro1">
          <table:table-cell office:value-type="date" office:date-value="2006-03-16" calcext:value-type="date">
            <text:p>2006-03-16</text:p>
          </table:table-cell>
          <table:table-cell office:value-type="float" office:value="44054" calcext:value-type="float">
            <text:p>44054</text:p>
          </table:table-cell>
          <table:table-cell table:number-columns-repeated="3"/>
        </table:table-row>
        <table:table-row table:style-name="ro1">
          <table:table-cell office:value-type="date" office:date-value="2006-03-17" calcext:value-type="date">
            <text:p>2006-03-17</text:p>
          </table:table-cell>
          <table:table-cell office:value-type="float" office:value="40176" calcext:value-type="float">
            <text:p>40176</text:p>
          </table:table-cell>
          <table:table-cell table:number-columns-repeated="3"/>
        </table:table-row>
        <table:table-row table:style-name="ro1">
          <table:table-cell office:value-type="date" office:date-value="2006-03-18" calcext:value-type="date">
            <text:p>2006-03-18</text:p>
          </table:table-cell>
          <table:table-cell office:value-type="float" office:value="43593" calcext:value-type="float">
            <text:p>43593</text:p>
          </table:table-cell>
          <table:table-cell table:number-columns-repeated="3"/>
        </table:table-row>
        <table:table-row table:style-name="ro1">
          <table:table-cell office:value-type="date" office:date-value="2006-03-19" calcext:value-type="date">
            <text:p>2006-03-19</text:p>
          </table:table-cell>
          <table:table-cell office:value-type="float" office:value="51868" calcext:value-type="float">
            <text:p>51868</text:p>
          </table:table-cell>
          <table:table-cell table:number-columns-repeated="3"/>
        </table:table-row>
        <table:table-row table:style-name="ro1">
          <table:table-cell office:value-type="date" office:date-value="2006-03-20" calcext:value-type="date">
            <text:p>2006-03-20</text:p>
          </table:table-cell>
          <table:table-cell office:value-type="float" office:value="46023" calcext:value-type="float">
            <text:p>46023</text:p>
          </table:table-cell>
          <table:table-cell table:number-columns-repeated="3"/>
        </table:table-row>
        <table:table-row table:style-name="ro1">
          <table:table-cell office:value-type="date" office:date-value="2006-03-21" calcext:value-type="date">
            <text:p>2006-03-21</text:p>
          </table:table-cell>
          <table:table-cell office:value-type="float" office:value="45960" calcext:value-type="float">
            <text:p>45960</text:p>
          </table:table-cell>
          <table:table-cell table:number-columns-repeated="3"/>
        </table:table-row>
        <table:table-row table:style-name="ro1">
          <table:table-cell office:value-type="date" office:date-value="2006-03-22" calcext:value-type="date">
            <text:p>2006-03-22</text:p>
          </table:table-cell>
          <table:table-cell office:value-type="float" office:value="46805" calcext:value-type="float">
            <text:p>46805</text:p>
          </table:table-cell>
          <table:table-cell table:number-columns-repeated="3"/>
        </table:table-row>
        <table:table-row table:style-name="ro1">
          <table:table-cell office:value-type="date" office:date-value="2006-03-23" calcext:value-type="date">
            <text:p>2006-03-23</text:p>
          </table:table-cell>
          <table:table-cell office:value-type="float" office:value="44447" calcext:value-type="float">
            <text:p>44447</text:p>
          </table:table-cell>
          <table:table-cell table:number-columns-repeated="3"/>
        </table:table-row>
        <table:table-row table:style-name="ro1">
          <table:table-cell office:value-type="date" office:date-value="2006-03-24" calcext:value-type="date">
            <text:p>2006-03-24</text:p>
          </table:table-cell>
          <table:table-cell office:value-type="float" office:value="42100" calcext:value-type="float">
            <text:p>42100</text:p>
          </table:table-cell>
          <table:table-cell table:number-columns-repeated="3"/>
        </table:table-row>
        <table:table-row table:style-name="ro1">
          <table:table-cell office:value-type="date" office:date-value="2006-03-25" calcext:value-type="date">
            <text:p>2006-03-25</text:p>
          </table:table-cell>
          <table:table-cell office:value-type="float" office:value="43730" calcext:value-type="float">
            <text:p>43730</text:p>
          </table:table-cell>
          <table:table-cell table:number-columns-repeated="3"/>
        </table:table-row>
        <table:table-row table:style-name="ro1">
          <table:table-cell office:value-type="date" office:date-value="2006-03-26" calcext:value-type="date">
            <text:p>2006-03-26</text:p>
          </table:table-cell>
          <table:table-cell office:value-type="float" office:value="47799" calcext:value-type="float">
            <text:p>47799</text:p>
          </table:table-cell>
          <table:table-cell table:number-columns-repeated="3"/>
        </table:table-row>
        <table:table-row table:style-name="ro1">
          <table:table-cell office:value-type="date" office:date-value="2006-03-27" calcext:value-type="date">
            <text:p>2006-03-27</text:p>
          </table:table-cell>
          <table:table-cell office:value-type="float" office:value="44812" calcext:value-type="float">
            <text:p>44812</text:p>
          </table:table-cell>
          <table:table-cell table:number-columns-repeated="3"/>
        </table:table-row>
        <table:table-row table:style-name="ro1">
          <table:table-cell office:value-type="date" office:date-value="2006-03-28" calcext:value-type="date">
            <text:p>2006-03-28</text:p>
          </table:table-cell>
          <table:table-cell office:value-type="float" office:value="45595" calcext:value-type="float">
            <text:p>45595</text:p>
          </table:table-cell>
          <table:table-cell table:number-columns-repeated="3"/>
        </table:table-row>
        <table:table-row table:style-name="ro1">
          <table:table-cell office:value-type="date" office:date-value="2006-03-29" calcext:value-type="date">
            <text:p>2006-03-29</text:p>
          </table:table-cell>
          <table:table-cell office:value-type="float" office:value="43357" calcext:value-type="float">
            <text:p>43357</text:p>
          </table:table-cell>
          <table:table-cell table:number-columns-repeated="3"/>
        </table:table-row>
        <table:table-row table:style-name="ro1">
          <table:table-cell office:value-type="date" office:date-value="2006-03-30" calcext:value-type="date">
            <text:p>2006-03-30</text:p>
          </table:table-cell>
          <table:table-cell office:value-type="float" office:value="41886" calcext:value-type="float">
            <text:p>41886</text:p>
          </table:table-cell>
          <table:table-cell table:number-columns-repeated="3"/>
        </table:table-row>
        <table:table-row table:style-name="ro1">
          <table:table-cell office:value-type="date" office:date-value="2006-03-31" calcext:value-type="date">
            <text:p>2006-03-31</text:p>
          </table:table-cell>
          <table:table-cell office:value-type="float" office:value="37625" calcext:value-type="float">
            <text:p>37625</text:p>
          </table:table-cell>
          <table:table-cell table:number-columns-repeated="3"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40064" calcext:value-type="float">
            <text:p>40064</text:p>
          </table:table-cell>
          <table:table-cell table:number-columns-repeated="3"/>
        </table:table-row>
        <table:table-row table:style-name="ro1">
          <table:table-cell office:value-type="date" office:date-value="2006-04-02" calcext:value-type="date">
            <text:p>2006-04-02</text:p>
          </table:table-cell>
          <table:table-cell office:value-type="float" office:value="42404" calcext:value-type="float">
            <text:p>42404</text:p>
          </table:table-cell>
          <table:table-cell table:number-columns-repeated="3"/>
        </table:table-row>
        <table:table-row table:style-name="ro1">
          <table:table-cell office:value-type="date" office:date-value="2006-04-03" calcext:value-type="date">
            <text:p>2006-04-03</text:p>
          </table:table-cell>
          <table:table-cell office:value-type="float" office:value="43696" calcext:value-type="float">
            <text:p>43696</text:p>
          </table:table-cell>
          <table:table-cell table:number-columns-repeated="3"/>
        </table:table-row>
        <table:table-row table:style-name="ro1">
          <table:table-cell office:value-type="date" office:date-value="2006-04-04" calcext:value-type="date">
            <text:p>2006-04-04</text:p>
          </table:table-cell>
          <table:table-cell office:value-type="float" office:value="33676" calcext:value-type="float">
            <text:p>33676</text:p>
          </table:table-cell>
          <table:table-cell table:number-columns-repeated="3"/>
        </table:table-row>
        <table:table-row table:style-name="ro1">
          <table:table-cell office:value-type="date" office:date-value="2006-04-05" calcext:value-type="date">
            <text:p>2006-04-05</text:p>
          </table:table-cell>
          <table:table-cell office:value-type="float" office:value="31826" calcext:value-type="float">
            <text:p>31826</text:p>
          </table:table-cell>
          <table:table-cell table:number-columns-repeated="3"/>
        </table:table-row>
        <table:table-row table:style-name="ro1">
          <table:table-cell office:value-type="date" office:date-value="2006-04-06" calcext:value-type="date">
            <text:p>2006-04-06</text:p>
          </table:table-cell>
          <table:table-cell office:value-type="float" office:value="32078" calcext:value-type="float">
            <text:p>32078</text:p>
          </table:table-cell>
          <table:table-cell table:number-columns-repeated="3"/>
        </table:table-row>
        <table:table-row table:style-name="ro1">
          <table:table-cell office:value-type="date" office:date-value="2006-04-07" calcext:value-type="date">
            <text:p>2006-04-07</text:p>
          </table:table-cell>
          <table:table-cell office:value-type="float" office:value="29517" calcext:value-type="float">
            <text:p>29517</text:p>
          </table:table-cell>
          <table:table-cell table:number-columns-repeated="3"/>
        </table:table-row>
        <table:table-row table:style-name="ro1">
          <table:table-cell office:value-type="date" office:date-value="2006-04-08" calcext:value-type="date">
            <text:p>2006-04-08</text:p>
          </table:table-cell>
          <table:table-cell office:value-type="float" office:value="31884" calcext:value-type="float">
            <text:p>31884</text:p>
          </table:table-cell>
          <table:table-cell table:number-columns-repeated="3"/>
        </table:table-row>
        <table:table-row table:style-name="ro1">
          <table:table-cell office:value-type="date" office:date-value="2006-04-09" calcext:value-type="date">
            <text:p>2006-04-09</text:p>
          </table:table-cell>
          <table:table-cell office:value-type="float" office:value="33608" calcext:value-type="float">
            <text:p>33608</text:p>
          </table:table-cell>
          <table:table-cell table:number-columns-repeated="3"/>
        </table:table-row>
        <table:table-row table:style-name="ro1">
          <table:table-cell office:value-type="date" office:date-value="2006-04-10" calcext:value-type="date">
            <text:p>2006-04-10</text:p>
          </table:table-cell>
          <table:table-cell office:value-type="float" office:value="32155" calcext:value-type="float">
            <text:p>32155</text:p>
          </table:table-cell>
          <table:table-cell table:number-columns-repeated="3"/>
        </table:table-row>
        <table:table-row table:style-name="ro1">
          <table:table-cell office:value-type="date" office:date-value="2006-04-11" calcext:value-type="date">
            <text:p>2006-04-11</text:p>
          </table:table-cell>
          <table:table-cell office:value-type="float" office:value="32351" calcext:value-type="float">
            <text:p>32351</text:p>
          </table:table-cell>
          <table:table-cell table:number-columns-repeated="3"/>
        </table:table-row>
        <table:table-row table:style-name="ro1">
          <table:table-cell office:value-type="date" office:date-value="2006-04-12" calcext:value-type="date">
            <text:p>2006-04-12</text:p>
          </table:table-cell>
          <table:table-cell office:value-type="float" office:value="26196" calcext:value-type="float">
            <text:p>26196</text:p>
          </table:table-cell>
          <table:table-cell table:number-columns-repeated="3"/>
        </table:table-row>
        <table:table-row table:style-name="ro1">
          <table:table-cell office:value-type="date" office:date-value="2006-04-13" calcext:value-type="date">
            <text:p>2006-04-13</text:p>
          </table:table-cell>
          <table:table-cell office:value-type="float" office:value="21435" calcext:value-type="float">
            <text:p>21435</text:p>
          </table:table-cell>
          <table:table-cell table:number-columns-repeated="3"/>
        </table:table-row>
        <table:table-row table:style-name="ro1">
          <table:table-cell office:value-type="date" office:date-value="2006-04-14" calcext:value-type="date">
            <text:p>2006-04-14</text:p>
          </table:table-cell>
          <table:table-cell office:value-type="float" office:value="30228" calcext:value-type="float">
            <text:p>30228</text:p>
          </table:table-cell>
          <table:table-cell table:number-columns-repeated="3"/>
        </table:table-row>
        <table:table-row table:style-name="ro1">
          <table:table-cell office:value-type="date" office:date-value="2006-04-15" calcext:value-type="date">
            <text:p>2006-04-15</text:p>
          </table:table-cell>
          <table:table-cell office:value-type="float" office:value="29385" calcext:value-type="float">
            <text:p>29385</text:p>
          </table:table-cell>
          <table:table-cell table:number-columns-repeated="3"/>
        </table:table-row>
        <table:table-row table:style-name="ro1">
          <table:table-cell office:value-type="date" office:date-value="2006-04-16" calcext:value-type="date">
            <text:p>2006-04-16</text:p>
          </table:table-cell>
          <table:table-cell office:value-type="float" office:value="30879" calcext:value-type="float">
            <text:p>30879</text:p>
          </table:table-cell>
          <table:table-cell table:number-columns-repeated="3"/>
        </table:table-row>
        <table:table-row table:style-name="ro1">
          <table:table-cell office:value-type="date" office:date-value="2006-04-17" calcext:value-type="date">
            <text:p>2006-04-17</text:p>
          </table:table-cell>
          <table:table-cell office:value-type="float" office:value="34250" calcext:value-type="float">
            <text:p>34250</text:p>
          </table:table-cell>
          <table:table-cell table:number-columns-repeated="3"/>
        </table:table-row>
        <table:table-row table:style-name="ro1">
          <table:table-cell office:value-type="date" office:date-value="2006-04-18" calcext:value-type="date">
            <text:p>2006-04-18</text:p>
          </table:table-cell>
          <table:table-cell office:value-type="float" office:value="31342" calcext:value-type="float">
            <text:p>31342</text:p>
          </table:table-cell>
          <table:table-cell table:number-columns-repeated="3"/>
        </table:table-row>
        <table:table-row table:style-name="ro1">
          <table:table-cell office:value-type="date" office:date-value="2006-04-19" calcext:value-type="date">
            <text:p>2006-04-19</text:p>
          </table:table-cell>
          <table:table-cell office:value-type="float" office:value="31202" calcext:value-type="float">
            <text:p>31202</text:p>
          </table:table-cell>
          <table:table-cell table:number-columns-repeated="3"/>
        </table:table-row>
        <table:table-row table:style-name="ro1">
          <table:table-cell office:value-type="date" office:date-value="2006-04-20" calcext:value-type="date">
            <text:p>2006-04-20</text:p>
          </table:table-cell>
          <table:table-cell office:value-type="float" office:value="30423" calcext:value-type="float">
            <text:p>30423</text:p>
          </table:table-cell>
          <table:table-cell table:number-columns-repeated="3"/>
        </table:table-row>
        <table:table-row table:style-name="ro1">
          <table:table-cell office:value-type="date" office:date-value="2006-04-21" calcext:value-type="date">
            <text:p>2006-04-21</text:p>
          </table:table-cell>
          <table:table-cell office:value-type="float" office:value="30496" calcext:value-type="float">
            <text:p>30496</text:p>
          </table:table-cell>
          <table:table-cell table:number-columns-repeated="3"/>
        </table:table-row>
        <table:table-row table:style-name="ro1">
          <table:table-cell office:value-type="date" office:date-value="2006-04-22" calcext:value-type="date">
            <text:p>2006-04-22</text:p>
          </table:table-cell>
          <table:table-cell office:value-type="float" office:value="32126" calcext:value-type="float">
            <text:p>32126</text:p>
          </table:table-cell>
          <table:table-cell table:number-columns-repeated="3"/>
        </table:table-row>
        <table:table-row table:style-name="ro1">
          <table:table-cell office:value-type="date" office:date-value="2006-04-23" calcext:value-type="date">
            <text:p>2006-04-23</text:p>
          </table:table-cell>
          <table:table-cell office:value-type="float" office:value="35361" calcext:value-type="float">
            <text:p>35361</text:p>
          </table:table-cell>
          <table:table-cell table:number-columns-repeated="3"/>
        </table:table-row>
        <table:table-row table:style-name="ro1">
          <table:table-cell office:value-type="date" office:date-value="2006-04-24" calcext:value-type="date">
            <text:p>2006-04-24</text:p>
          </table:table-cell>
          <table:table-cell office:value-type="float" office:value="33491" calcext:value-type="float">
            <text:p>33491</text:p>
          </table:table-cell>
          <table:table-cell table:number-columns-repeated="3"/>
        </table:table-row>
        <table:table-row table:style-name="ro1">
          <table:table-cell office:value-type="date" office:date-value="2006-04-25" calcext:value-type="date">
            <text:p>2006-04-25</text:p>
          </table:table-cell>
          <table:table-cell office:value-type="float" office:value="32383" calcext:value-type="float">
            <text:p>32383</text:p>
          </table:table-cell>
          <table:table-cell table:number-columns-repeated="3"/>
        </table:table-row>
        <table:table-row table:style-name="ro1">
          <table:table-cell office:value-type="date" office:date-value="2006-04-26" calcext:value-type="date">
            <text:p>2006-04-26</text:p>
          </table:table-cell>
          <table:table-cell office:value-type="float" office:value="31619" calcext:value-type="float">
            <text:p>31619</text:p>
          </table:table-cell>
          <table:table-cell table:number-columns-repeated="3"/>
        </table:table-row>
        <table:table-row table:style-name="ro1">
          <table:table-cell office:value-type="date" office:date-value="2006-04-27" calcext:value-type="date">
            <text:p>2006-04-27</text:p>
          </table:table-cell>
          <table:table-cell office:value-type="float" office:value="30590" calcext:value-type="float">
            <text:p>30590</text:p>
          </table:table-cell>
          <table:table-cell table:number-columns-repeated="3"/>
        </table:table-row>
        <table:table-row table:style-name="ro1">
          <table:table-cell office:value-type="date" office:date-value="2006-04-28" calcext:value-type="date">
            <text:p>2006-04-28</text:p>
          </table:table-cell>
          <table:table-cell office:value-type="float" office:value="27158" calcext:value-type="float">
            <text:p>27158</text:p>
          </table:table-cell>
          <table:table-cell table:number-columns-repeated="3"/>
        </table:table-row>
        <table:table-row table:style-name="ro1">
          <table:table-cell office:value-type="date" office:date-value="2006-04-29" calcext:value-type="date">
            <text:p>2006-04-29</text:p>
          </table:table-cell>
          <table:table-cell office:value-type="float" office:value="29749" calcext:value-type="float">
            <text:p>29749</text:p>
          </table:table-cell>
          <table:table-cell table:number-columns-repeated="3"/>
        </table:table-row>
        <table:table-row table:style-name="ro1">
          <table:table-cell office:value-type="date" office:date-value="2006-04-30" calcext:value-type="date">
            <text:p>2006-04-30</text:p>
          </table:table-cell>
          <table:table-cell office:value-type="float" office:value="32293" calcext:value-type="float">
            <text:p>32293</text:p>
          </table:table-cell>
          <table:table-cell table:number-columns-repeated="3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31523" calcext:value-type="float">
            <text:p>31523</text:p>
          </table:table-cell>
          <table:table-cell table:number-columns-repeated="3"/>
        </table:table-row>
        <table:table-row table:style-name="ro1">
          <table:table-cell office:value-type="date" office:date-value="2006-05-02" calcext:value-type="date">
            <text:p>2006-05-02</text:p>
          </table:table-cell>
          <table:table-cell office:value-type="float" office:value="32498" calcext:value-type="float">
            <text:p>32498</text:p>
          </table:table-cell>
          <table:table-cell table:number-columns-repeated="3"/>
        </table:table-row>
        <table:table-row table:style-name="ro1">
          <table:table-cell office:value-type="date" office:date-value="2006-05-03" calcext:value-type="date">
            <text:p>2006-05-03</text:p>
          </table:table-cell>
          <table:table-cell office:value-type="float" office:value="37641" calcext:value-type="float">
            <text:p>37641</text:p>
          </table:table-cell>
          <table:table-cell table:number-columns-repeated="3"/>
        </table:table-row>
        <table:table-row table:style-name="ro1">
          <table:table-cell office:value-type="date" office:date-value="2006-05-04" calcext:value-type="date">
            <text:p>2006-05-04</text:p>
          </table:table-cell>
          <table:table-cell office:value-type="float" office:value="39857" calcext:value-type="float">
            <text:p>39857</text:p>
          </table:table-cell>
          <table:table-cell table:number-columns-repeated="3"/>
        </table:table-row>
        <table:table-row table:style-name="ro1">
          <table:table-cell office:value-type="date" office:date-value="2006-05-05" calcext:value-type="date">
            <text:p>2006-05-05</text:p>
          </table:table-cell>
          <table:table-cell office:value-type="float" office:value="35768" calcext:value-type="float">
            <text:p>35768</text:p>
          </table:table-cell>
          <table:table-cell table:number-columns-repeated="3"/>
        </table:table-row>
        <table:table-row table:style-name="ro1">
          <table:table-cell office:value-type="date" office:date-value="2006-05-06" calcext:value-type="date">
            <text:p>2006-05-06</text:p>
          </table:table-cell>
          <table:table-cell office:value-type="float" office:value="38387" calcext:value-type="float">
            <text:p>38387</text:p>
          </table:table-cell>
          <table:table-cell table:number-columns-repeated="3"/>
        </table:table-row>
        <table:table-row table:style-name="ro1">
          <table:table-cell office:value-type="date" office:date-value="2006-05-07" calcext:value-type="date">
            <text:p>2006-05-07</text:p>
          </table:table-cell>
          <table:table-cell office:value-type="float" office:value="43781" calcext:value-type="float">
            <text:p>43781</text:p>
          </table:table-cell>
          <table:table-cell table:number-columns-repeated="3"/>
        </table:table-row>
        <table:table-row table:style-name="ro1">
          <table:table-cell office:value-type="date" office:date-value="2006-05-08" calcext:value-type="date">
            <text:p>2006-05-08</text:p>
          </table:table-cell>
          <table:table-cell office:value-type="float" office:value="43692" calcext:value-type="float">
            <text:p>43692</text:p>
          </table:table-cell>
          <table:table-cell table:number-columns-repeated="3"/>
        </table:table-row>
        <table:table-row table:style-name="ro1">
          <table:table-cell office:value-type="date" office:date-value="2006-05-09" calcext:value-type="date">
            <text:p>2006-05-09</text:p>
          </table:table-cell>
          <table:table-cell office:value-type="float" office:value="42996" calcext:value-type="float">
            <text:p>42996</text:p>
          </table:table-cell>
          <table:table-cell table:number-columns-repeated="3"/>
        </table:table-row>
        <table:table-row table:style-name="ro1">
          <table:table-cell office:value-type="date" office:date-value="2006-05-10" calcext:value-type="date">
            <text:p>2006-05-10</text:p>
          </table:table-cell>
          <table:table-cell office:value-type="float" office:value="42116" calcext:value-type="float">
            <text:p>42116</text:p>
          </table:table-cell>
          <table:table-cell table:number-columns-repeated="3"/>
        </table:table-row>
        <table:table-row table:style-name="ro1">
          <table:table-cell office:value-type="date" office:date-value="2006-05-11" calcext:value-type="date">
            <text:p>2006-05-11</text:p>
          </table:table-cell>
          <table:table-cell office:value-type="float" office:value="41788" calcext:value-type="float">
            <text:p>41788</text:p>
          </table:table-cell>
          <table:table-cell table:number-columns-repeated="3"/>
        </table:table-row>
        <table:table-row table:style-name="ro1">
          <table:table-cell office:value-type="date" office:date-value="2006-05-12" calcext:value-type="date">
            <text:p>2006-05-12</text:p>
          </table:table-cell>
          <table:table-cell office:value-type="float" office:value="39048" calcext:value-type="float">
            <text:p>39048</text:p>
          </table:table-cell>
          <table:table-cell table:number-columns-repeated="3"/>
        </table:table-row>
        <table:table-row table:style-name="ro1">
          <table:table-cell office:value-type="date" office:date-value="2006-05-13" calcext:value-type="date">
            <text:p>2006-05-13</text:p>
          </table:table-cell>
          <table:table-cell office:value-type="float" office:value="39718" calcext:value-type="float">
            <text:p>39718</text:p>
          </table:table-cell>
          <table:table-cell table:number-columns-repeated="3"/>
        </table:table-row>
        <table:table-row table:style-name="ro1">
          <table:table-cell office:value-type="date" office:date-value="2006-05-14" calcext:value-type="date">
            <text:p>2006-05-14</text:p>
          </table:table-cell>
          <table:table-cell office:value-type="float" office:value="40884" calcext:value-type="float">
            <text:p>40884</text:p>
          </table:table-cell>
          <table:table-cell table:number-columns-repeated="3"/>
        </table:table-row>
        <table:table-row table:style-name="ro1">
          <table:table-cell office:value-type="date" office:date-value="2006-05-15" calcext:value-type="date">
            <text:p>2006-05-15</text:p>
          </table:table-cell>
          <table:table-cell office:value-type="float" office:value="44437" calcext:value-type="float">
            <text:p>44437</text:p>
          </table:table-cell>
          <table:table-cell table:number-columns-repeated="3"/>
        </table:table-row>
        <table:table-row table:style-name="ro1">
          <table:table-cell office:value-type="date" office:date-value="2006-05-16" calcext:value-type="date">
            <text:p>2006-05-16</text:p>
          </table:table-cell>
          <table:table-cell office:value-type="float" office:value="35393" calcext:value-type="float">
            <text:p>35393</text:p>
          </table:table-cell>
          <table:table-cell table:number-columns-repeated="3"/>
        </table:table-row>
        <table:table-row table:style-name="ro1">
          <table:table-cell office:value-type="date" office:date-value="2006-05-17" calcext:value-type="date">
            <text:p>2006-05-17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date" office:date-value="2006-05-18" calcext:value-type="date">
            <text:p>2006-05-18</text:p>
          </table:table-cell>
          <table:table-cell office:value-type="float" office:value="41455" calcext:value-type="float">
            <text:p>41455</text:p>
          </table:table-cell>
          <table:table-cell table:number-columns-repeated="3"/>
        </table:table-row>
        <table:table-row table:style-name="ro1">
          <table:table-cell office:value-type="date" office:date-value="2006-05-19" calcext:value-type="date">
            <text:p>2006-05-19</text:p>
          </table:table-cell>
          <table:table-cell office:value-type="float" office:value="38850" calcext:value-type="float">
            <text:p>38850</text:p>
          </table:table-cell>
          <table:table-cell table:number-columns-repeated="3"/>
        </table:table-row>
        <table:table-row table:style-name="ro1">
          <table:table-cell office:value-type="date" office:date-value="2006-05-20" calcext:value-type="date">
            <text:p>2006-05-20</text:p>
          </table:table-cell>
          <table:table-cell office:value-type="float" office:value="39402" calcext:value-type="float">
            <text:p>39402</text:p>
          </table:table-cell>
          <table:table-cell table:number-columns-repeated="3"/>
        </table:table-row>
        <table:table-row table:style-name="ro1">
          <table:table-cell office:value-type="date" office:date-value="2006-05-21" calcext:value-type="date">
            <text:p>2006-05-21</text:p>
          </table:table-cell>
          <table:table-cell office:value-type="float" office:value="44484" calcext:value-type="float">
            <text:p>44484</text:p>
          </table:table-cell>
          <table:table-cell table:number-columns-repeated="3"/>
        </table:table-row>
        <table:table-row table:style-name="ro1">
          <table:table-cell office:value-type="date" office:date-value="2006-05-22" calcext:value-type="date">
            <text:p>2006-05-22</text:p>
          </table:table-cell>
          <table:table-cell office:value-type="float" office:value="46346" calcext:value-type="float">
            <text:p>46346</text:p>
          </table:table-cell>
          <table:table-cell table:number-columns-repeated="3"/>
        </table:table-row>
        <table:table-row table:style-name="ro1">
          <table:table-cell office:value-type="date" office:date-value="2006-05-23" calcext:value-type="date">
            <text:p>2006-05-23</text:p>
          </table:table-cell>
          <table:table-cell office:value-type="float" office:value="43360" calcext:value-type="float">
            <text:p>43360</text:p>
          </table:table-cell>
          <table:table-cell table:number-columns-repeated="3"/>
        </table:table-row>
        <table:table-row table:style-name="ro1">
          <table:table-cell office:value-type="date" office:date-value="2006-05-24" calcext:value-type="date">
            <text:p>2006-05-24</text:p>
          </table:table-cell>
          <table:table-cell office:value-type="float" office:value="39281" calcext:value-type="float">
            <text:p>39281</text:p>
          </table:table-cell>
          <table:table-cell table:number-columns-repeated="3"/>
        </table:table-row>
        <table:table-row table:style-name="ro1">
          <table:table-cell office:value-type="date" office:date-value="2006-05-25" calcext:value-type="date">
            <text:p>2006-05-25</text:p>
          </table:table-cell>
          <table:table-cell office:value-type="float" office:value="38482" calcext:value-type="float">
            <text:p>38482</text:p>
          </table:table-cell>
          <table:table-cell table:number-columns-repeated="3"/>
        </table:table-row>
        <table:table-row table:style-name="ro1">
          <table:table-cell office:value-type="date" office:date-value="2006-05-26" calcext:value-type="date">
            <text:p>2006-05-26</text:p>
          </table:table-cell>
          <table:table-cell office:value-type="float" office:value="37256" calcext:value-type="float">
            <text:p>37256</text:p>
          </table:table-cell>
          <table:table-cell table:number-columns-repeated="3"/>
        </table:table-row>
        <table:table-row table:style-name="ro1">
          <table:table-cell office:value-type="date" office:date-value="2006-05-27" calcext:value-type="date">
            <text:p>2006-05-27</text:p>
          </table:table-cell>
          <table:table-cell office:value-type="float" office:value="35715" calcext:value-type="float">
            <text:p>35715</text:p>
          </table:table-cell>
          <table:table-cell table:number-columns-repeated="3"/>
        </table:table-row>
        <table:table-row table:style-name="ro1">
          <table:table-cell office:value-type="date" office:date-value="2006-05-28" calcext:value-type="date">
            <text:p>2006-05-28</text:p>
          </table:table-cell>
          <table:table-cell office:value-type="float" office:value="34305" calcext:value-type="float">
            <text:p>34305</text:p>
          </table:table-cell>
          <table:table-cell table:number-columns-repeated="3"/>
        </table:table-row>
        <table:table-row table:style-name="ro1">
          <table:table-cell office:value-type="date" office:date-value="2006-05-29" calcext:value-type="date">
            <text:p>2006-05-29</text:p>
          </table:table-cell>
          <table:table-cell office:value-type="float" office:value="42689" calcext:value-type="float">
            <text:p>42689</text:p>
          </table:table-cell>
          <table:table-cell table:number-columns-repeated="3"/>
        </table:table-row>
        <table:table-row table:style-name="ro1">
          <table:table-cell office:value-type="date" office:date-value="2006-05-30" calcext:value-type="date">
            <text:p>2006-05-30</text:p>
          </table:table-cell>
          <table:table-cell office:value-type="float" office:value="43563" calcext:value-type="float">
            <text:p>43563</text:p>
          </table:table-cell>
          <table:table-cell table:number-columns-repeated="3"/>
        </table:table-row>
        <table:table-row table:style-name="ro1">
          <table:table-cell office:value-type="date" office:date-value="2006-05-31" calcext:value-type="date">
            <text:p>2006-05-31</text:p>
          </table:table-cell>
          <table:table-cell office:value-type="float" office:value="45788" calcext:value-type="float">
            <text:p>457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12:39.008150646</meta:creation-date>
    <dc:date>2017-03-30T18:31:19.996286419</dc:date>
    <meta:editing-duration>PT18M41S</meta:editing-duration>
    <meta:editing-cycles>4</meta:editing-cycles>
    <meta:generator>LibreOffice/5.1.4.2$Linux_X86_64 LibreOffice_project/10m0$Build-2</meta:generator>
    <meta:document-statistic meta:table-count="1" meta:cell-count="2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37cm" svg:height="9.399cm" xlink:href=".." xlink:type="simple" chart:class="chart:line" chart:style-name="ch1">
        <chart:title svg:x="6.858cm" svg:y="0.323cm" chart:style-name="ch2">
          <text:p>Queries per Day</text:p>
        </chart:title>
        <chart:plot-area chart:style-name="ch3" table:cell-range-address="Sheet1.A1:Sheet1.B94" chart:data-source-has-labels="both" svg:x="0.675cm" svg:y="0.99cm" svg:width="15.794cm" svg:height="7.908cm">
          <chartooo:coordinate-region svg:x="2.014cm" svg:y="1.189cm" svg:width="14.455cm" svg:height="5.981cm"/>
          <chart:axis chart:dimension="x" chart:name="primary-x" chart:style-name="ch4" chartooo:axis-type="text">
            <chart:title svg:x="8.171cm" svg:y="8.839cm" chart:style-name="ch5">
              <text:p>Date</text:p>
            </chart:title>
            <chart:categories table:cell-range-address="Sheet1.A3:Sheet1.A94"/>
          </chart:axis>
          <chart:axis chart:dimension="y" chart:name="primary-y" chart:style-name="ch6">
            <chart:title svg:x="0cm" svg:y="5.901cm" chart:style-name="ch7">
              <text:p>TotalQueries</text:p>
            </chart:title>
            <chart:grid chart:style-name="ch8" chart:class="major"/>
          </chart:axis>
          <chart:series chart:style-name="ch9" chart:values-cell-range-address="Sheet1.B3:Sheet1.B94" chart:label-cell-address="Sheet1.B1:Sheet1.B2" chart:class="chart:line">
            <chart:data-point chart:repeated="9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ies</text:p>
                <text:list>
                  <text:list-item>
                    <text:p/>
                  </text:list-item>
                  <text:list-item>
                    <text:p>Queries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38777">
                <text:p>38777</text:p>
                <draw:g>
                  <svg:desc>Sheet1.A3:Sheet1.A94</svg:desc>
                </draw:g>
              </table:table-cell>
              <table:table-cell office:value-type="float" office:value="46199">
                <text:p>46199</text:p>
                <draw:g>
                  <svg:desc>Sheet1.B3:Sheet1.B94</svg:desc>
                </draw:g>
              </table:table-cell>
            </table:table-row>
            <table:table-row>
              <table:table-cell office:value-type="float" office:value="38778">
                <text:p>38778</text:p>
              </table:table-cell>
              <table:table-cell office:value-type="float" office:value="47676">
                <text:p>47676</text:p>
              </table:table-cell>
            </table:table-row>
            <table:table-row>
              <table:table-cell office:value-type="float" office:value="38779">
                <text:p>38779</text:p>
              </table:table-cell>
              <table:table-cell office:value-type="float" office:value="41796">
                <text:p>41796</text:p>
              </table:table-cell>
            </table:table-row>
            <table:table-row>
              <table:table-cell office:value-type="float" office:value="38780">
                <text:p>38780</text:p>
              </table:table-cell>
              <table:table-cell office:value-type="float" office:value="44450">
                <text:p>44450</text:p>
              </table:table-cell>
            </table:table-row>
            <table:table-row>
              <table:table-cell office:value-type="float" office:value="38781">
                <text:p>38781</text:p>
              </table:table-cell>
              <table:table-cell office:value-type="float" office:value="51358">
                <text:p>51358</text:p>
              </table:table-cell>
            </table:table-row>
            <table:table-row>
              <table:table-cell office:value-type="float" office:value="38782">
                <text:p>38782</text:p>
              </table:table-cell>
              <table:table-cell office:value-type="float" office:value="46295">
                <text:p>46295</text:p>
              </table:table-cell>
            </table:table-row>
            <table:table-row>
              <table:table-cell office:value-type="float" office:value="38783">
                <text:p>38783</text:p>
              </table:table-cell>
              <table:table-cell office:value-type="float" office:value="46293">
                <text:p>46293</text:p>
              </table:table-cell>
            </table:table-row>
            <table:table-row>
              <table:table-cell office:value-type="float" office:value="38784">
                <text:p>38784</text:p>
              </table:table-cell>
              <table:table-cell office:value-type="float" office:value="44487">
                <text:p>44487</text:p>
              </table:table-cell>
            </table:table-row>
            <table:table-row>
              <table:table-cell office:value-type="float" office:value="38785">
                <text:p>38785</text:p>
              </table:table-cell>
              <table:table-cell office:value-type="float" office:value="45885">
                <text:p>45885</text:p>
              </table:table-cell>
            </table:table-row>
            <table:table-row>
              <table:table-cell office:value-type="float" office:value="38786">
                <text:p>38786</text:p>
              </table:table-cell>
              <table:table-cell office:value-type="float" office:value="40205">
                <text:p>40205</text:p>
              </table:table-cell>
            </table:table-row>
            <table:table-row>
              <table:table-cell office:value-type="float" office:value="38787">
                <text:p>38787</text:p>
              </table:table-cell>
              <table:table-cell office:value-type="float" office:value="41702">
                <text:p>41702</text:p>
              </table:table-cell>
            </table:table-row>
            <table:table-row>
              <table:table-cell office:value-type="float" office:value="38788">
                <text:p>38788</text:p>
              </table:table-cell>
              <table:table-cell office:value-type="float" office:value="49048">
                <text:p>49048</text:p>
              </table:table-cell>
            </table:table-row>
            <table:table-row>
              <table:table-cell office:value-type="float" office:value="38789">
                <text:p>38789</text:p>
              </table:table-cell>
              <table:table-cell office:value-type="float" office:value="46631">
                <text:p>46631</text:p>
              </table:table-cell>
            </table:table-row>
            <table:table-row>
              <table:table-cell office:value-type="float" office:value="38790">
                <text:p>38790</text:p>
              </table:table-cell>
              <table:table-cell office:value-type="float" office:value="45875">
                <text:p>45875</text:p>
              </table:table-cell>
            </table:table-row>
            <table:table-row>
              <table:table-cell office:value-type="float" office:value="38791">
                <text:p>38791</text:p>
              </table:table-cell>
              <table:table-cell office:value-type="float" office:value="45996">
                <text:p>45996</text:p>
              </table:table-cell>
            </table:table-row>
            <table:table-row>
              <table:table-cell office:value-type="float" office:value="38792">
                <text:p>38792</text:p>
              </table:table-cell>
              <table:table-cell office:value-type="float" office:value="44054">
                <text:p>44054</text:p>
              </table:table-cell>
            </table:table-row>
            <table:table-row>
              <table:table-cell office:value-type="float" office:value="38793">
                <text:p>38793</text:p>
              </table:table-cell>
              <table:table-cell office:value-type="float" office:value="40176">
                <text:p>40176</text:p>
              </table:table-cell>
            </table:table-row>
            <table:table-row>
              <table:table-cell office:value-type="float" office:value="38794">
                <text:p>38794</text:p>
              </table:table-cell>
              <table:table-cell office:value-type="float" office:value="43593">
                <text:p>43593</text:p>
              </table:table-cell>
            </table:table-row>
            <table:table-row>
              <table:table-cell office:value-type="float" office:value="38795">
                <text:p>38795</text:p>
              </table:table-cell>
              <table:table-cell office:value-type="float" office:value="51868">
                <text:p>51868</text:p>
              </table:table-cell>
            </table:table-row>
            <table:table-row>
              <table:table-cell office:value-type="float" office:value="38796">
                <text:p>38796</text:p>
              </table:table-cell>
              <table:table-cell office:value-type="float" office:value="46023">
                <text:p>46023</text:p>
              </table:table-cell>
            </table:table-row>
            <table:table-row>
              <table:table-cell office:value-type="float" office:value="38797">
                <text:p>38797</text:p>
              </table:table-cell>
              <table:table-cell office:value-type="float" office:value="45960">
                <text:p>45960</text:p>
              </table:table-cell>
            </table:table-row>
            <table:table-row>
              <table:table-cell office:value-type="float" office:value="38798">
                <text:p>38798</text:p>
              </table:table-cell>
              <table:table-cell office:value-type="float" office:value="46805">
                <text:p>46805</text:p>
              </table:table-cell>
            </table:table-row>
            <table:table-row>
              <table:table-cell office:value-type="float" office:value="38799">
                <text:p>38799</text:p>
              </table:table-cell>
              <table:table-cell office:value-type="float" office:value="44447">
                <text:p>44447</text:p>
              </table:table-cell>
            </table:table-row>
            <table:table-row>
              <table:table-cell office:value-type="float" office:value="38800">
                <text:p>38800</text:p>
              </table:table-cell>
              <table:table-cell office:value-type="float" office:value="42100">
                <text:p>42100</text:p>
              </table:table-cell>
            </table:table-row>
            <table:table-row>
              <table:table-cell office:value-type="float" office:value="38801">
                <text:p>38801</text:p>
              </table:table-cell>
              <table:table-cell office:value-type="float" office:value="43730">
                <text:p>43730</text:p>
              </table:table-cell>
            </table:table-row>
            <table:table-row>
              <table:table-cell office:value-type="float" office:value="38802">
                <text:p>38802</text:p>
              </table:table-cell>
              <table:table-cell office:value-type="float" office:value="47799">
                <text:p>47799</text:p>
              </table:table-cell>
            </table:table-row>
            <table:table-row>
              <table:table-cell office:value-type="float" office:value="38803">
                <text:p>38803</text:p>
              </table:table-cell>
              <table:table-cell office:value-type="float" office:value="44812">
                <text:p>44812</text:p>
              </table:table-cell>
            </table:table-row>
            <table:table-row>
              <table:table-cell office:value-type="float" office:value="38804">
                <text:p>38804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float" office:value="38805">
                <text:p>38805</text:p>
              </table:table-cell>
              <table:table-cell office:value-type="float" office:value="43357">
                <text:p>43357</text:p>
              </table:table-cell>
            </table:table-row>
            <table:table-row>
              <table:table-cell office:value-type="float" office:value="38806">
                <text:p>38806</text:p>
              </table:table-cell>
              <table:table-cell office:value-type="float" office:value="41886">
                <text:p>41886</text:p>
              </table:table-cell>
            </table:table-row>
            <table:table-row>
              <table:table-cell office:value-type="float" office:value="38807">
                <text:p>38807</text:p>
              </table:table-cell>
              <table:table-cell office:value-type="float" office:value="37625">
                <text:p>37625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40064">
                <text:p>40064</text:p>
              </table:table-cell>
            </table:table-row>
            <table:table-row>
              <table:table-cell office:value-type="float" office:value="38809">
                <text:p>38809</text:p>
              </table:table-cell>
              <table:table-cell office:value-type="float" office:value="42404">
                <text:p>42404</text:p>
              </table:table-cell>
            </table:table-row>
            <table:table-row>
              <table:table-cell office:value-type="float" office:value="38810">
                <text:p>38810</text:p>
              </table:table-cell>
              <table:table-cell office:value-type="float" office:value="43696">
                <text:p>43696</text:p>
              </table:table-cell>
            </table:table-row>
            <table:table-row>
              <table:table-cell office:value-type="float" office:value="38811">
                <text:p>38811</text:p>
              </table:table-cell>
              <table:table-cell office:value-type="float" office:value="33676">
                <text:p>33676</text:p>
              </table:table-cell>
            </table:table-row>
            <table:table-row>
              <table:table-cell office:value-type="float" office:value="38812">
                <text:p>38812</text:p>
              </table:table-cell>
              <table:table-cell office:value-type="float" office:value="31826">
                <text:p>31826</text:p>
              </table:table-cell>
            </table:table-row>
            <table:table-row>
              <table:table-cell office:value-type="float" office:value="38813">
                <text:p>38813</text:p>
              </table:table-cell>
              <table:table-cell office:value-type="float" office:value="32078">
                <text:p>32078</text:p>
              </table:table-cell>
            </table:table-row>
            <table:table-row>
              <table:table-cell office:value-type="float" office:value="38814">
                <text:p>38814</text:p>
              </table:table-cell>
              <table:table-cell office:value-type="float" office:value="29517">
                <text:p>29517</text:p>
              </table:table-cell>
            </table:table-row>
            <table:table-row>
              <table:table-cell office:value-type="float" office:value="38815">
                <text:p>38815</text:p>
              </table:table-cell>
              <table:table-cell office:value-type="float" office:value="31884">
                <text:p>31884</text:p>
              </table:table-cell>
            </table:table-row>
            <table:table-row>
              <table:table-cell office:value-type="float" office:value="38816">
                <text:p>38816</text:p>
              </table:table-cell>
              <table:table-cell office:value-type="float" office:value="33608">
                <text:p>33608</text:p>
              </table:table-cell>
            </table:table-row>
            <table:table-row>
              <table:table-cell office:value-type="float" office:value="38817">
                <text:p>38817</text:p>
              </table:table-cell>
              <table:table-cell office:value-type="float" office:value="32155">
                <text:p>32155</text:p>
              </table:table-cell>
            </table:table-row>
            <table:table-row>
              <table:table-cell office:value-type="float" office:value="38818">
                <text:p>38818</text:p>
              </table:table-cell>
              <table:table-cell office:value-type="float" office:value="32351">
                <text:p>32351</text:p>
              </table:table-cell>
            </table:table-row>
            <table:table-row>
              <table:table-cell office:value-type="float" office:value="38819">
                <text:p>38819</text:p>
              </table:table-cell>
              <table:table-cell office:value-type="float" office:value="26196">
                <text:p>26196</text:p>
              </table:table-cell>
            </table:table-row>
            <table:table-row>
              <table:table-cell office:value-type="float" office:value="38820">
                <text:p>38820</text:p>
              </table:table-cell>
              <table:table-cell office:value-type="float" office:value="21435">
                <text:p>21435</text:p>
              </table:table-cell>
            </table:table-row>
            <table:table-row>
              <table:table-cell office:value-type="float" office:value="38821">
                <text:p>38821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float" office:value="38822">
                <text:p>38822</text:p>
              </table:table-cell>
              <table:table-cell office:value-type="float" office:value="29385">
                <text:p>29385</text:p>
              </table:table-cell>
            </table:table-row>
            <table:table-row>
              <table:table-cell office:value-type="float" office:value="38823">
                <text:p>38823</text:p>
              </table:table-cell>
              <table:table-cell office:value-type="float" office:value="30879">
                <text:p>30879</text:p>
              </table:table-cell>
            </table:table-row>
            <table:table-row>
              <table:table-cell office:value-type="float" office:value="38824">
                <text:p>38824</text:p>
              </table:table-cell>
              <table:table-cell office:value-type="float" office:value="34250">
                <text:p>34250</text:p>
              </table:table-cell>
            </table:table-row>
            <table:table-row>
              <table:table-cell office:value-type="float" office:value="38825">
                <text:p>38825</text:p>
              </table:table-cell>
              <table:table-cell office:value-type="float" office:value="31342">
                <text:p>31342</text:p>
              </table:table-cell>
            </table:table-row>
            <table:table-row>
              <table:table-cell office:value-type="float" office:value="38826">
                <text:p>38826</text:p>
              </table:table-cell>
              <table:table-cell office:value-type="float" office:value="31202">
                <text:p>31202</text:p>
              </table:table-cell>
            </table:table-row>
            <table:table-row>
              <table:table-cell office:value-type="float" office:value="38827">
                <text:p>38827</text:p>
              </table:table-cell>
              <table:table-cell office:value-type="float" office:value="30423">
                <text:p>30423</text:p>
              </table:table-cell>
            </table:table-row>
            <table:table-row>
              <table:table-cell office:value-type="float" office:value="38828">
                <text:p>38828</text:p>
              </table:table-cell>
              <table:table-cell office:value-type="float" office:value="30496">
                <text:p>30496</text:p>
              </table:table-cell>
            </table:table-row>
            <table:table-row>
              <table:table-cell office:value-type="float" office:value="38829">
                <text:p>38829</text:p>
              </table:table-cell>
              <table:table-cell office:value-type="float" office:value="32126">
                <text:p>32126</text:p>
              </table:table-cell>
            </table:table-row>
            <table:table-row>
              <table:table-cell office:value-type="float" office:value="38830">
                <text:p>38830</text:p>
              </table:table-cell>
              <table:table-cell office:value-type="float" office:value="35361">
                <text:p>35361</text:p>
              </table:table-cell>
            </table:table-row>
            <table:table-row>
              <table:table-cell office:value-type="float" office:value="38831">
                <text:p>38831</text:p>
              </table:table-cell>
              <table:table-cell office:value-type="float" office:value="33491">
                <text:p>33491</text:p>
              </table:table-cell>
            </table:table-row>
            <table:table-row>
              <table:table-cell office:value-type="float" office:value="38832">
                <text:p>38832</text:p>
              </table:table-cell>
              <table:table-cell office:value-type="float" office:value="32383">
                <text:p>32383</text:p>
              </table:table-cell>
            </table:table-row>
            <table:table-row>
              <table:table-cell office:value-type="float" office:value="38833">
                <text:p>38833</text:p>
              </table:table-cell>
              <table:table-cell office:value-type="float" office:value="31619">
                <text:p>31619</text:p>
              </table:table-cell>
            </table:table-row>
            <table:table-row>
              <table:table-cell office:value-type="float" office:value="38834">
                <text:p>38834</text:p>
              </table:table-cell>
              <table:table-cell office:value-type="float" office:value="30590">
                <text:p>30590</text:p>
              </table:table-cell>
            </table:table-row>
            <table:table-row>
              <table:table-cell office:value-type="float" office:value="38835">
                <text:p>38835</text:p>
              </table:table-cell>
              <table:table-cell office:value-type="float" office:value="27158">
                <text:p>27158</text:p>
              </table:table-cell>
            </table:table-row>
            <table:table-row>
              <table:table-cell office:value-type="float" office:value="38836">
                <text:p>38836</text:p>
              </table:table-cell>
              <table:table-cell office:value-type="float" office:value="29749">
                <text:p>29749</text:p>
              </table:table-cell>
            </table:table-row>
            <table:table-row>
              <table:table-cell office:value-type="float" office:value="38837">
                <text:p>38837</text:p>
              </table:table-cell>
              <table:table-cell office:value-type="float" office:value="32293">
                <text:p>32293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31523">
                <text:p>31523</text:p>
              </table:table-cell>
            </table:table-row>
            <table:table-row>
              <table:table-cell office:value-type="float" office:value="38839">
                <text:p>38839</text:p>
              </table:table-cell>
              <table:table-cell office:value-type="float" office:value="32498">
                <text:p>32498</text:p>
              </table:table-cell>
            </table:table-row>
            <table:table-row>
              <table:table-cell office:value-type="float" office:value="38840">
                <text:p>38840</text:p>
              </table:table-cell>
              <table:table-cell office:value-type="float" office:value="37641">
                <text:p>37641</text:p>
              </table:table-cell>
            </table:table-row>
            <table:table-row>
              <table:table-cell office:value-type="float" office:value="38841">
                <text:p>38841</text:p>
              </table:table-cell>
              <table:table-cell office:value-type="float" office:value="39857">
                <text:p>39857</text:p>
              </table:table-cell>
            </table:table-row>
            <table:table-row>
              <table:table-cell office:value-type="float" office:value="38842">
                <text:p>38842</text:p>
              </table:table-cell>
              <table:table-cell office:value-type="float" office:value="35768">
                <text:p>35768</text:p>
              </table:table-cell>
            </table:table-row>
            <table:table-row>
              <table:table-cell office:value-type="float" office:value="38843">
                <text:p>38843</text:p>
              </table:table-cell>
              <table:table-cell office:value-type="float" office:value="38387">
                <text:p>38387</text:p>
              </table:table-cell>
            </table:table-row>
            <table:table-row>
              <table:table-cell office:value-type="float" office:value="38844">
                <text:p>38844</text:p>
              </table:table-cell>
              <table:table-cell office:value-type="float" office:value="43781">
                <text:p>43781</text:p>
              </table:table-cell>
            </table:table-row>
            <table:table-row>
              <table:table-cell office:value-type="float" office:value="38845">
                <text:p>38845</text:p>
              </table:table-cell>
              <table:table-cell office:value-type="float" office:value="43692">
                <text:p>43692</text:p>
              </table:table-cell>
            </table:table-row>
            <table:table-row>
              <table:table-cell office:value-type="float" office:value="38846">
                <text:p>38846</text:p>
              </table:table-cell>
              <table:table-cell office:value-type="float" office:value="42996">
                <text:p>42996</text:p>
              </table:table-cell>
            </table:table-row>
            <table:table-row>
              <table:table-cell office:value-type="float" office:value="38847">
                <text:p>38847</text:p>
              </table:table-cell>
              <table:table-cell office:value-type="float" office:value="42116">
                <text:p>42116</text:p>
              </table:table-cell>
            </table:table-row>
            <table:table-row>
              <table:table-cell office:value-type="float" office:value="38848">
                <text:p>38848</text:p>
              </table:table-cell>
              <table:table-cell office:value-type="float" office:value="41788">
                <text:p>41788</text:p>
              </table:table-cell>
            </table:table-row>
            <table:table-row>
              <table:table-cell office:value-type="float" office:value="38849">
                <text:p>38849</text:p>
              </table:table-cell>
              <table:table-cell office:value-type="float" office:value="39048">
                <text:p>39048</text:p>
              </table:table-cell>
            </table:table-row>
            <table:table-row>
              <table:table-cell office:value-type="float" office:value="38850">
                <text:p>38850</text:p>
              </table:table-cell>
              <table:table-cell office:value-type="float" office:value="39718">
                <text:p>39718</text:p>
              </table:table-cell>
            </table:table-row>
            <table:table-row>
              <table:table-cell office:value-type="float" office:value="38851">
                <text:p>38851</text:p>
              </table:table-cell>
              <table:table-cell office:value-type="float" office:value="40884">
                <text:p>40884</text:p>
              </table:table-cell>
            </table:table-row>
            <table:table-row>
              <table:table-cell office:value-type="float" office:value="38852">
                <text:p>38852</text:p>
              </table:table-cell>
              <table:table-cell office:value-type="float" office:value="44437">
                <text:p>44437</text:p>
              </table:table-cell>
            </table:table-row>
            <table:table-row>
              <table:table-cell office:value-type="float" office:value="38853">
                <text:p>38853</text:p>
              </table:table-cell>
              <table:table-cell office:value-type="float" office:value="35393">
                <text:p>35393</text:p>
              </table:table-cell>
            </table:table-row>
            <table:table-row>
              <table:table-cell office:value-type="float" office:value="38854">
                <text:p>3885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8855">
                <text:p>38855</text:p>
              </table:table-cell>
              <table:table-cell office:value-type="float" office:value="41455">
                <text:p>41455</text:p>
              </table:table-cell>
            </table:table-row>
            <table:table-row>
              <table:table-cell office:value-type="float" office:value="38856">
                <text:p>38856</text:p>
              </table:table-cell>
              <table:table-cell office:value-type="float" office:value="38850">
                <text:p>38850</text:p>
              </table:table-cell>
            </table:table-row>
            <table:table-row>
              <table:table-cell office:value-type="float" office:value="38857">
                <text:p>38857</text:p>
              </table:table-cell>
              <table:table-cell office:value-type="float" office:value="39402">
                <text:p>39402</text:p>
              </table:table-cell>
            </table:table-row>
            <table:table-row>
              <table:table-cell office:value-type="float" office:value="38858">
                <text:p>38858</text:p>
              </table:table-cell>
              <table:table-cell office:value-type="float" office:value="44484">
                <text:p>44484</text:p>
              </table:table-cell>
            </table:table-row>
            <table:table-row>
              <table:table-cell office:value-type="float" office:value="38859">
                <text:p>38859</text:p>
              </table:table-cell>
              <table:table-cell office:value-type="float" office:value="46346">
                <text:p>46346</text:p>
              </table:table-cell>
            </table:table-row>
            <table:table-row>
              <table:table-cell office:value-type="float" office:value="38860">
                <text:p>38860</text:p>
              </table:table-cell>
              <table:table-cell office:value-type="float" office:value="43360">
                <text:p>43360</text:p>
              </table:table-cell>
            </table:table-row>
            <table:table-row>
              <table:table-cell office:value-type="float" office:value="38861">
                <text:p>38861</text:p>
              </table:table-cell>
              <table:table-cell office:value-type="float" office:value="39281">
                <text:p>39281</text:p>
              </table:table-cell>
            </table:table-row>
            <table:table-row>
              <table:table-cell office:value-type="float" office:value="38862">
                <text:p>38862</text:p>
              </table:table-cell>
              <table:table-cell office:value-type="float" office:value="38482">
                <text:p>38482</text:p>
              </table:table-cell>
            </table:table-row>
            <table:table-row>
              <table:table-cell office:value-type="float" office:value="38863">
                <text:p>38863</text:p>
              </table:table-cell>
              <table:table-cell office:value-type="float" office:value="37256">
                <text:p>37256</text:p>
              </table:table-cell>
            </table:table-row>
            <table:table-row>
              <table:table-cell office:value-type="float" office:value="38864">
                <text:p>38864</text:p>
              </table:table-cell>
              <table:table-cell office:value-type="float" office:value="35715">
                <text:p>35715</text:p>
              </table:table-cell>
            </table:table-row>
            <table:table-row>
              <table:table-cell office:value-type="float" office:value="38865">
                <text:p>38865</text:p>
              </table:table-cell>
              <table:table-cell office:value-type="float" office:value="34305">
                <text:p>34305</text:p>
              </table:table-cell>
            </table:table-row>
            <table:table-row>
              <table:table-cell office:value-type="float" office:value="38866">
                <text:p>38866</text:p>
              </table:table-cell>
              <table:table-cell office:value-type="float" office:value="42689">
                <text:p>42689</text:p>
              </table:table-cell>
            </table:table-row>
            <table:table-row>
              <table:table-cell office:value-type="float" office:value="38867">
                <text:p>38867</text:p>
              </table:table-cell>
              <table:table-cell office:value-type="float" office:value="43563">
                <text:p>43563</text:p>
              </table:table-cell>
            </table:table-row>
            <table:table-row>
              <table:table-cell office:value-type="float" office:value="38868">
                <text:p>38868</text:p>
              </table:table-cell>
              <table:table-cell office:value-type="float" office:value="45788">
                <text:p>45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04cm" svg:height="9.286cm" xlink:href=".." xlink:type="simple" chart:class="chart:line" chart:style-name="ch1">
        <chart:title svg:x="6.602cm" svg:y="0.321cm" chart:style-name="ch2">
          <text:p>Queris per Week</text:p>
        </chart:title>
        <chart:plot-area chart:style-name="ch3" table:cell-range-address="Sheet1.D1:Sheet1.E16" chart:data-source-has-labels="both" svg:x="1.345cm" svg:y="1.285cm" svg:width="15.025cm" svg:height="6.835cm">
          <chartooo:coordinate-region svg:x="2.707cm" svg:y="1.285cm" svg:width="13.522cm" svg:height="5.19cm"/>
          <chart:axis chart:dimension="x" chart:name="primary-x" chart:style-name="ch4" chartooo:axis-type="auto">
            <chartooo:date-scale/>
            <chart:title svg:x="7.411cm" svg:y="8.305cm" chart:style-name="ch5">
              <text:p>Year_WeekNumber</text:p>
            </chart:title>
            <chart:categories table:cell-range-address="Sheet1.D3:Sheet1.D16"/>
          </chart:axis>
          <chart:axis chart:dimension="y" chart:name="primary-y" chart:style-name="ch4">
            <chart:title svg:x="0.451cm" svg:y="5.659cm" chart:style-name="ch6">
              <text:p>TotalQueries</text:p>
            </chart:title>
            <chart:grid chart:style-name="ch7" chart:class="major"/>
          </chart:axis>
          <chart:series chart:style-name="ch8" chart:values-cell-range-address="Sheet1.E3:Sheet1.E16" chart:label-cell-address="Sheet1.E1:Sheet1.E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ies</text:p>
                <text:list>
                  <text:list-item>
                    <text:p/>
                  </text:list-item>
                  <text:list-item>
                    <text:p>Queries</text:p>
                  </text:list-item>
                </text:list>
                <draw:g>
                  <svg:desc>Sheet1.E1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6_9</text:p>
                <draw:g>
                  <svg:desc>Sheet1.D3:Sheet1.D16</svg:desc>
                </draw:g>
              </table:table-cell>
              <table:table-cell office:value-type="float" office:value="180121">
                <text:p>180121</text:p>
                <draw:g>
                  <svg:desc>Sheet1.E3:Sheet1.E16</svg:desc>
                </draw:g>
              </table:table-cell>
            </table:table-row>
            <table:table-row>
              <table:table-cell office:value-type="string">
                <text:p>2006_10</text:p>
              </table:table-cell>
              <table:table-cell office:value-type="float" office:value="316225">
                <text:p>316225</text:p>
              </table:table-cell>
            </table:table-row>
            <table:table-row>
              <table:table-cell office:value-type="string">
                <text:p>2006_11</text:p>
              </table:table-cell>
              <table:table-cell office:value-type="float" office:value="315373">
                <text:p>315373</text:p>
              </table:table-cell>
            </table:table-row>
            <table:table-row>
              <table:table-cell office:value-type="string">
                <text:p>2006_12</text:p>
              </table:table-cell>
              <table:table-cell office:value-type="float" office:value="320933">
                <text:p>320933</text:p>
              </table:table-cell>
            </table:table-row>
            <table:table-row>
              <table:table-cell office:value-type="string">
                <text:p>2006_13</text:p>
              </table:table-cell>
              <table:table-cell office:value-type="float" office:value="301138">
                <text:p>301138</text:p>
              </table:table-cell>
            </table:table-row>
            <table:table-row>
              <table:table-cell office:value-type="string">
                <text:p>2006_14</text:p>
              </table:table-cell>
              <table:table-cell office:value-type="float" office:value="245081">
                <text:p>245081</text:p>
              </table:table-cell>
            </table:table-row>
            <table:table-row>
              <table:table-cell office:value-type="string">
                <text:p>2006_15</text:p>
              </table:table-cell>
              <table:table-cell office:value-type="float" office:value="205358">
                <text:p>205358</text:p>
              </table:table-cell>
            </table:table-row>
            <table:table-row>
              <table:table-cell office:value-type="string">
                <text:p>2006_16</text:p>
              </table:table-cell>
              <table:table-cell office:value-type="float" office:value="220718">
                <text:p>220718</text:p>
              </table:table-cell>
            </table:table-row>
            <table:table-row>
              <table:table-cell office:value-type="string">
                <text:p>2006_17</text:p>
              </table:table-cell>
              <table:table-cell office:value-type="float" office:value="220351">
                <text:p>220351</text:p>
              </table:table-cell>
            </table:table-row>
            <table:table-row>
              <table:table-cell office:value-type="string">
                <text:p>2006_18</text:p>
              </table:table-cell>
              <table:table-cell office:value-type="float" office:value="247967">
                <text:p>247967</text:p>
              </table:table-cell>
            </table:table-row>
            <table:table-row>
              <table:table-cell office:value-type="string">
                <text:p>2006_19</text:p>
              </table:table-cell>
              <table:table-cell office:value-type="float" office:value="293139">
                <text:p>293139</text:p>
              </table:table-cell>
            </table:table-row>
            <table:table-row>
              <table:table-cell office:value-type="string">
                <text:p>2006_20</text:p>
              </table:table-cell>
              <table:table-cell office:value-type="float" office:value="240738">
                <text:p>240738</text:p>
              </table:table-cell>
            </table:table-row>
            <table:table-row>
              <table:table-cell office:value-type="string">
                <text:p>2006_21</text:p>
              </table:table-cell>
              <table:table-cell office:value-type="float" office:value="284924">
                <text:p>284924</text:p>
              </table:table-cell>
            </table:table-row>
            <table:table-row>
              <table:table-cell office:value-type="string">
                <text:p>2006_22</text:p>
              </table:table-cell>
              <table:table-cell office:value-type="float" office:value="166345">
                <text:p>1663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